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dd51" officeooo:paragraph-rsid="001edd51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edd51" officeooo:paragraph-rsid="001edd51" style:font-weight-asian="bold" style:font-weight-complex="bold"/>
    </style:style>
    <style:style style:name="P3" style:family="paragraph" style:parent-style-name="Standard">
      <style:text-properties officeooo:rsid="00225561" officeooo:paragraph-rsid="00225561"/>
    </style:style>
    <style:style style:name="P4" style:family="paragraph" style:parent-style-name="Standard">
      <style:text-properties officeooo:rsid="002288fa" officeooo:paragraph-rsid="002288fa"/>
    </style:style>
    <style:style style:name="P5" style:family="paragraph" style:parent-style-name="Standard">
      <style:text-properties officeooo:rsid="00236db6" officeooo:paragraph-rsid="00236db6"/>
    </style:style>
    <style:style style:name="P6" style:family="paragraph" style:parent-style-name="Standard">
      <style:text-properties officeooo:rsid="0024577f" officeooo:paragraph-rsid="0024577f"/>
    </style:style>
    <style:style style:name="P7" style:family="paragraph" style:parent-style-name="Standard">
      <style:text-properties fo:font-weight="bold" officeooo:rsid="0024577f" officeooo:paragraph-rsid="0024577f" style:font-weight-asian="bold" style:font-weight-complex="bold"/>
    </style:style>
    <style:style style:name="P8" style:family="paragraph" style:parent-style-name="Standard">
      <style:text-properties fo:font-weight="bold" officeooo:rsid="00298e7e" officeooo:paragraph-rsid="00298e7e" style:font-weight-asian="bold" style:font-weight-complex="bold"/>
    </style:style>
    <style:style style:name="P9" style:family="paragraph" style:parent-style-name="Standard">
      <style:text-properties fo:font-weight="bold" officeooo:rsid="0030a717" officeooo:paragraph-rsid="0030a717" style:font-weight-asian="bold" style:font-weight-complex="bold"/>
    </style:style>
    <style:style style:name="P10" style:family="paragraph" style:parent-style-name="Standard">
      <style:text-properties fo:font-weight="bold" officeooo:rsid="0033b3de" officeooo:paragraph-rsid="0033b3de" style:font-weight-asian="bold" style:font-weight-complex="bold"/>
    </style:style>
    <style:style style:name="P11" style:family="paragraph" style:parent-style-name="Standard">
      <style:text-properties fo:font-weight="bold" officeooo:rsid="003afc6d" officeooo:paragraph-rsid="003afc6d" style:font-weight-asian="bold" style:font-weight-complex="bold"/>
    </style:style>
    <style:style style:name="P12" style:family="paragraph" style:parent-style-name="Standard">
      <style:text-properties fo:font-weight="bold" officeooo:rsid="003c33a4" officeooo:paragraph-rsid="003c33a4" style:font-weight-asian="bold" style:font-weight-complex="bold"/>
    </style:style>
    <style:style style:name="P13" style:family="paragraph" style:parent-style-name="Standard">
      <style:text-properties officeooo:rsid="00292126" officeooo:paragraph-rsid="00292126"/>
    </style:style>
    <style:style style:name="P14" style:family="paragraph" style:parent-style-name="Standard">
      <style:text-properties officeooo:rsid="00292126" officeooo:paragraph-rsid="003afc6d"/>
    </style:style>
    <style:style style:name="P15" style:family="paragraph" style:parent-style-name="Standard">
      <style:text-properties officeooo:rsid="00298e7e" officeooo:paragraph-rsid="00298e7e"/>
    </style:style>
    <style:style style:name="P16" style:family="paragraph" style:parent-style-name="Standard">
      <style:text-properties officeooo:rsid="002ac14a" officeooo:paragraph-rsid="002ac14a"/>
    </style:style>
    <style:style style:name="P17" style:family="paragraph" style:parent-style-name="Standard">
      <style:text-properties officeooo:rsid="002eaf2d" officeooo:paragraph-rsid="002eaf2d"/>
    </style:style>
    <style:style style:name="P18" style:family="paragraph" style:parent-style-name="Standard">
      <style:text-properties officeooo:rsid="002f736f" officeooo:paragraph-rsid="002f736f"/>
    </style:style>
    <style:style style:name="P19" style:family="paragraph" style:parent-style-name="Standard">
      <style:text-properties officeooo:rsid="002fc16b" officeooo:paragraph-rsid="002fc16b"/>
    </style:style>
    <style:style style:name="P20" style:family="paragraph" style:parent-style-name="Standard">
      <style:text-properties officeooo:rsid="0030a717" officeooo:paragraph-rsid="0030a717"/>
    </style:style>
    <style:style style:name="P21" style:family="paragraph" style:parent-style-name="Standard">
      <style:text-properties officeooo:paragraph-rsid="0031617a"/>
    </style:style>
    <style:style style:name="P22" style:family="paragraph" style:parent-style-name="Standard">
      <style:text-properties officeooo:rsid="0033b3de" officeooo:paragraph-rsid="0033b3de"/>
    </style:style>
    <style:style style:name="P23" style:family="paragraph" style:parent-style-name="Standard">
      <style:text-properties officeooo:rsid="0036efee" officeooo:paragraph-rsid="0036efee"/>
    </style:style>
    <style:style style:name="P24" style:family="paragraph" style:parent-style-name="Standard">
      <style:text-properties officeooo:rsid="003afc6d" officeooo:paragraph-rsid="003afc6d"/>
    </style:style>
    <style:style style:name="P25" style:family="paragraph" style:parent-style-name="Standard">
      <style:text-properties officeooo:rsid="003c33a4" officeooo:paragraph-rsid="003c33a4"/>
    </style:style>
    <style:style style:name="P26" style:family="paragraph" style:parent-style-name="Preformatted_20_Text">
      <style:text-properties officeooo:rsid="002ac14a" officeooo:paragraph-rsid="002ac14a"/>
    </style:style>
    <style:style style:name="P27" style:family="paragraph" style:parent-style-name="Preformatted_20_Text">
      <style:text-properties officeooo:rsid="002eaf2d" officeooo:paragraph-rsid="002eaf2d"/>
    </style:style>
    <style:style style:name="P28" style:family="paragraph" style:parent-style-name="Preformatted_20_Text">
      <style:text-properties officeooo:rsid="002f736f" officeooo:paragraph-rsid="002f736f"/>
    </style:style>
    <style:style style:name="P29" style:family="paragraph" style:parent-style-name="Preformatted_20_Text">
      <style:text-properties officeooo:rsid="0030a717" officeooo:paragraph-rsid="0030a717"/>
    </style:style>
    <style:style style:name="P30" style:family="paragraph" style:parent-style-name="Preformatted_20_Text">
      <style:text-properties officeooo:rsid="0036efee" officeooo:paragraph-rsid="0036efee"/>
    </style:style>
    <style:style style:name="P31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2ca972"/>
    </style:style>
    <style:style style:name="T2" style:family="text">
      <style:text-properties officeooo:rsid="0031617a"/>
    </style:style>
    <style:style style:name="T3" style:family="text">
      <style:text-properties fo:font-size="10pt"/>
    </style:style>
    <style:style style:name="T4" style:family="text">
      <style:text-properties fo:font-size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8c2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rodução às Rotas no CakePHP 3</text:p>
      <text:p text:style-name="P1"/>
      <text:p text:style-name="P1"/>
      <text:p text:style-name="P6"><text:a xlink:type="simple" xlink:href="http://book.cakephp.org/3.0/en/development/routing.html" text:style-name="Internet_20_link" text:visited-style-name="Visited_20_Internet_20_Link">http://book.cakephp.org/3.0/en/development/routing.html</text:a> </text:p>
      <text:p text:style-name="P6"><text:a xlink:type="simple" xlink:href="http://book.cakephp.org/3.0/en/development/dispatch-filters.html" text:style-name="Internet_20_link" text:visited-style-name="Visited_20_Internet_20_Link">http://book.cakephp.org/3.0/en/development/dispatch-filters.html</text:a></text:p>
      <text:p text:style-name="P6"><text:a xlink:type="simple" xlink:href="http://book.cakephp.org/3.0/en/console-and-shells/routes-shell.html" text:style-name="Internet_20_link" text:visited-style-name="Visited_20_Internet_20_Link">http://book.cakephp.org/3.0/en/console-and-shells/routes-shell.html</text:a></text:p>
      <text:p text:style-name="P6"><text:a xlink:type="simple" xlink:href="http://book.cakephp.org/3.0/en/contents.html" text:style-name="Internet_20_link" text:visited-style-name="Visited_20_Internet_20_Link">http://book.cakephp.org/3.0/en/contents.html</text:a></text:p>
      <text:p text:style-name="P6"/>
      <text:p text:style-name="P1"/>
      <text:p text:style-name="P3">class Cake\Routing\Router</text:p>
      <text:p text:style-name="P3"/>
      <text:p text:style-name="P4">Routing oferece a você ferramentas que mapeiam URLs para actions de controllers. Definindo rotas você pode separar como sua aplicação é implementada de como as URLs são estruturadas.</text:p>
      <text:p text:style-name="P4"/>
      <text:p text:style-name="P5">Roteamento em CakePHP também incorpora a ideia de rotas reversas, onde um array de parâmetros pode ser transformado numa string de URL. Usando rotas reversas você pode refatorar a estrutura das URLs da sua aplicação sem ter de atualizar todo o seu código.</text:p>
      <text:p text:style-name="P5"/>
      <text:p text:style-name="P7">Introdução</text:p>
      <text:p text:style-name="P6"/>
      <text:p text:style-name="P15">O arquivo de configuração das rotas é:</text:p>
      <text:p text:style-name="P8">config\routes.php</text:p>
      <text:p text:style-name="P15"/>
      <text:p text:style-name="P16">Veja alguns exemplos de rotas:</text:p>
      <text:p text:style-name="P16"/>
      <text:p text:style-name="P26">use Cake\Routing\Router;</text:p>
      <text:p text:style-name="Preformatted_20_Text"/>
      <text:p text:style-name="Preformatted_20_Text">// Using the scoped route builder.</text:p>
      <text:p text:style-name="Preformatted_20_Text">Router::scope('/', function ($routes) {</text:p>
      <text:p text:style-name="Preformatted_20_Text"><text:s text:c="4"/>$routes-&gt;connect('/', ['controller' =&gt; 'Articles', 'action' =&gt; 'index']);</text:p>
      <text:p text:style-name="Preformatted_20_Text">});</text:p>
      <text:p text:style-name="Preformatted_20_Text"/>
      <text:p text:style-name="Preformatted_20_Text">// Using the static method.</text:p>
      <text:p text:style-name="P31">Router::connect('/', ['controller' =&gt; 'Articles', 'action' =&gt; 'index']);</text:p>
      <text:p text:style-name="Standard">Router oferece duas interfaces <text:span text:style-name="T1">para conectar rotas. O método connect é compatível com versões anteriores e o scope oferece mais concisão na sintaxe quando construindo múltiplas rotas e oferece uma melhor performance.</text:span></text:p>
      <text:p text:style-name="Standard"/>
      <text:p text:style-name="P17">Algumas vezes você precisa de rotas dinâmicas que devam aceitar múltiplos parâmetros, este deve ser o caso, por exemplo de uma rota para visualizar o conteúdo de artigos:</text:p>
      <text:p text:style-name="P17"/>
      <text:p text:style-name="P27">Router::connect('/articles/*', ['controller' =&gt; 'Articles', 'action' =&gt; 'view']);</text:p>
      <text:p text:style-name="P17"/>
      <text:p text:style-name="P18">A rota acima deve aceitar qualquer URL tipo /articles/15 que deve invocar o método view(15) no ArticlesController. Caso você deseje poderá restringir alguns parâmetros de acordo com uma expressão regular:</text:p>
      <text:p text:style-name="P18"/>
      <text:p text:style-name="P28">Router::connect(</text:p>
      <text:p text:style-name="Preformatted_20_Text"><text:s text:c="4"/>'/articles/:id',</text:p>
      <text:p text:style-name="Preformatted_20_Text"><text:s text:c="4"/>['controller' =&gt; 'Articles', 'action' =&gt; 'view'],</text:p>
      <text:p text:style-name="Preformatted_20_Text"><text:s text:c="4"/>['id' =&gt; '\d+', 'pass' =&gt; ['id']]</text:p>
      <text:p text:style-name="P31">);</text:p>
      <text:p text:style-name="P19"><text:soft-page-break/>A expressão regular \d+ restringe para somente dígitos.</text:p>
      <text:p text:style-name="P19"/>
      <text:p text:style-name="P9">Acessando Plugins</text:p>
      <text:p text:style-name="P20"/>
      <text:p text:style-name="P29">Router::scope('/blog', ['plugin' =&gt; 'Blog'], function ($routes) {</text:p>
      <text:p text:style-name="Preformatted_20_Text"><text:s text:c="4"/>$routes-&gt;connect('/', ['controller' =&gt; 'Articles']);</text:p>
      <text:p text:style-name="P31">});</text:p>
      <text:p text:style-name="P21"><text:span text:style-name="T2">A rota acima deve casar /blog com </text:span><text:span text:style-name="Teletype"><text:span text:style-name="T3">Blog\Controller\ArticlesController::index().</text:span></text:span> </text:p>
      <text:p text:style-name="P13"/>
      <text:p text:style-name="P10">Conectando Rotas</text:p>
      <text:p text:style-name="P22"/>
      <text:p text:style-name="P22"><text:span text:style-name="Emphasis">static </text:span><text:span text:style-name="Teletype">Cake\Routing\Router::connect</text:span><text:span text:style-name="T4">(</text:span><text:span text:style-name="Emphasis">$route</text:span>, <text:span text:style-name="Emphasis">$defaults =</text:span>, []<text:span text:style-name="Emphasis">$options =</text:span>[]<text:span text:style-name="T4">)</text:span> </text:p>
      <text:p text:style-name="P22"/>
      <text:p text:style-name="P23">Para manter seu código DRY você deve usar <text:span text:style-name="T5">scope</text:span>. Scope não somente deixa seu código DRY, como também ajuda Router otimizar suas operações. <text:span text:style-name="T6">Para criar um scope e conectar algumas rotas devemos usar o método scope():</text:span></text:p>
      <text:p text:style-name="P23"/>
      <text:p text:style-name="P30">// In config/routes.php</text:p>
      <text:p text:style-name="Preformatted_20_Text">Router::scope('/', function ($routes) {</text:p>
      <text:p text:style-name="Preformatted_20_Text"><text:s text:c="4"/>$routes-&gt;fallbacks('DashedRoute');</text:p>
      <text:p text:style-name="P31">});</text:p>
      <text:p text:style-name="P11">Exemplos práticos:</text:p>
      <text:p text:style-name="P24"/>
      <text:p text:style-name="P24">Veja o caso dos exemplos abaixo, caso existam os dois métodos mostrados, então se chamarmos:</text:p>
      <text:p text:style-name="P24"/>
      <text:p text:style-name="P24"><text:a xlink:type="simple" xlink:href="http://localhost/blog" text:style-name="Internet_20_link" text:visited-style-name="Visited_20_Internet_20_Link">http://localhost/blog</text:a></text:p>
      <text:p text:style-name="P24"/>
      <text:p text:style-name="P24">Será chamado o segundo, Articles do blog.</text:p>
      <text:p text:style-name="P13"/>
      <text:p text:style-name="P13"><text:s text:c="4"/>$routes-&gt;connect('/pages/*', ['controller' =&gt; 'Pages', 'action' =&gt; 'display', 'home']);</text:p>
      <text:p text:style-name="P13"><text:s text:c="4"/></text:p>
      <text:p text:style-name="P13"><text:s text:c="4"/>$routes-&gt;connect('/', ['controller' =&gt; 'Articles', 'action' =&gt; 'index']);</text:p>
      <text:p text:style-name="P13"/>
      <text:p text:style-name="P24">Mas se for assim:</text:p>
      <text:p text:style-name="P24"/>
      <text:p text:style-name="P14"/>
      <text:p text:style-name="P14"><text:s text:c="4"/>$routes-&gt;connect('/', ['controller' =&gt; 'Pages', 'action' =&gt; 'display', 'home']);</text:p>
      <text:p text:style-name="P14"><text:s text:c="4"/></text:p>
      <text:p text:style-name="P14"><text:s text:c="4"/>$routes-&gt;connect('/', ['controller' =&gt; 'Articles', 'action' =&gt; 'index']);</text:p>
      <text:p text:style-name="P14"/>
      <text:p text:style-name="P24">Será chamado o primeiro, Pages, default.</text:p>
      <text:p text:style-name="P24"/>
      <text:p text:style-name="P24">Ou seja, será chamado o primeiro método encontrado, que tenha condições satisfeitas.</text:p>
      <text:p text:style-name="P24"/>
      <text:p text:style-name="P24"/>
      <text:p text:style-name="P12">Muito mais em:</text:p>
      <text:p text:style-name="P25"><text:a xlink:type="simple" xlink:href="http://book.cakephp.org/3.0/en/development/routing.html" text:style-name="Internet_20_link" text:visited-style-name="Visited_20_Internet_20_Link">http://book.cakephp.org/3.0/en/development/routing.html</text:a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20:30:28.364000000</meta:creation-date>
    <dc:date>2016-05-16T08:14:52.426000000</dc:date>
    <meta:editing-duration>PT44M30S</meta:editing-duration>
    <meta:editing-cycles>27</meta:editing-cycles>
    <meta:generator>LibreOffice/5.1.2.2$Windows_x86 LibreOffice_project/d3bf12ecb743fc0d20e0be0c58ca359301eb705f</meta:generator>
    <meta:document-statistic meta:table-count="0" meta:image-count="0" meta:object-count="0" meta:page-count="2" meta:paragraph-count="56" meta:word-count="405" meta:character-count="3295" meta:non-whitespace-character-count="2893"/>
  </office:meta>
</office:document-meta>
</file>